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346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Table of Visible Colors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avelength (nm)</text:p>
          </table:table-cell>
        </table:table-row>
        <table:table-row table:style-name="ro2">
          <table:table-cell table:style-name="ce3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</table:table-row>
        <table:table-row table:style-name="ro2">
          <table:table-cell table:style-name="ce4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</table:table-row>
        <table:table-row table:style-name="ro2">
          <table:table-cell table:style-name="ce6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</table:table-row>
        <table:table-row table:style-name="ro2">
          <table:table-cell table:style-name="ce8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</table:table-row>
        <table:table-row table:style-name="ro3">
          <table:table-cell/>
          <table:table-cell table:style-name="Default"/>
        </table:table-row>
        <table:table-row table:style-name="ro4">
          <table:table-cell/>
          <table:table-cell table:style-name="Default"/>
        </table:table-row>
        <table:table-row table:style-name="ro4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 style:data-style-name="N2" text:time-value="0000-00-00T20:22:17.610604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0-22T21:00:07.950171172</meta:creation-date>
    <dc:date>2014-01-15T20:22:24.221900116</dc:date>
    <meta:editing-duration>P0D</meta:editing-duration>
    <meta:editing-cycles>3</meta:editing-cycles>
    <meta:generator>LibreOffice/4.1.4.2$Linux_X86_64 LibreOffice_project/410$Build-2</meta:generator>
    <meta:printed-by>Jonas Williamson</meta:printed-by>
    <meta:print-date>2013-10-25T09:18:17.114527821</meta:print-date>
    <meta:document-statistic meta:table-count="1" meta:cell-count="15" meta:object-count="0"/>
  </office:meta>
</office:document-meta>
</file>